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4" style:family="paragraph" style:parent-style-name="Standard">
      <style:paragraph-properties fo:line-height="150%" fo:text-align="justify" style:justify-single-word="false"/>
      <style:text-properties fo:language="en" fo:country="US" officeooo:rsid="000e46bc" officeooo:paragraph-rsid="000e46bc"/>
    </style:style>
    <style:style style:name="P5" style:family="paragraph" style:parent-style-name="Standard">
      <style:paragraph-properties fo:line-height="150%" fo:text-align="justify" style:justify-single-word="false"/>
      <style:text-properties fo:language="en" fo:country="US" officeooo:rsid="000e46bc" officeooo:paragraph-rsid="001170be"/>
    </style:style>
    <style:style style:name="P6" style:family="paragraph" style:parent-style-name="Standard">
      <style:paragraph-properties fo:line-height="150%" fo:text-align="justify" style:justify-single-word="false"/>
      <style:text-properties fo:language="en" fo:country="US" officeooo:rsid="000e46bc" officeooo:paragraph-rsid="00116843"/>
    </style:style>
    <style:style style:name="P7" style:family="paragraph" style:parent-style-name="Standard">
      <style:paragraph-properties fo:line-height="150%" fo:text-align="justify" style:justify-single-word="false"/>
      <style:text-properties fo:language="en" fo:country="US" officeooo:rsid="001170be" officeooo:paragraph-rsid="001170be"/>
    </style:style>
    <style:style style:name="P8" style:family="paragraph" style:parent-style-name="Standard">
      <style:paragraph-properties fo:line-height="150%" fo:text-align="justify" style:justify-single-word="false"/>
      <style:text-properties fo:language="en" fo:country="US" officeooo:rsid="00132c43" officeooo:paragraph-rsid="00132c43"/>
    </style:style>
    <style:style style:name="P9" style:family="paragraph" style:parent-style-name="Standard">
      <style:paragraph-properties fo:line-height="150%" fo:text-align="justify" style:justify-single-word="false"/>
      <style:text-properties fo:language="en" fo:country="US" officeooo:rsid="00157251" officeooo:paragraph-rsid="00157251"/>
    </style:style>
    <style:style style:name="P10" style:family="paragraph" style:parent-style-name="Standard">
      <style:paragraph-properties fo:line-height="150%" fo:text-align="justify" style:justify-single-word="false"/>
      <style:text-properties fo:language="en" fo:country="US" officeooo:rsid="00157251" officeooo:paragraph-rsid="0018fe9d"/>
    </style:style>
    <style:style style:name="P11" style:family="paragraph" style:parent-style-name="Standard">
      <style:paragraph-properties fo:line-height="150%" fo:text-align="justify" style:justify-single-word="false"/>
      <style:text-properties fo:language="en" fo:country="US" officeooo:rsid="0018fe9d" officeooo:paragraph-rsid="0018fe9d"/>
    </style:style>
    <style:style style:name="P12" style:family="paragraph" style:parent-style-name="Standard">
      <style:paragraph-properties fo:line-height="150%" fo:text-align="justify" style:justify-single-word="false"/>
      <style:text-properties fo:language="en" fo:country="US" officeooo:rsid="0018fe9d" officeooo:paragraph-rsid="001a0c48"/>
    </style:style>
    <style:style style:name="P13" style:family="paragraph" style:parent-style-name="Standard">
      <style:paragraph-properties fo:line-height="150%" fo:text-align="justify" style:justify-single-word="false"/>
      <style:text-properties fo:language="en" fo:country="US" officeooo:rsid="001a29a5" officeooo:paragraph-rsid="001a29a5"/>
    </style:style>
    <style:style style:name="P14" style:family="paragraph" style:parent-style-name="Standard">
      <style:paragraph-properties fo:line-height="150%" fo:text-align="justify" style:justify-single-word="false"/>
      <style:text-properties fo:language="en" fo:country="US" officeooo:rsid="001ba543" officeooo:paragraph-rsid="001ba543"/>
    </style:style>
    <style:style style:name="P15" style:family="paragraph" style:parent-style-name="Standard">
      <style:paragraph-properties fo:line-height="150%" fo:text-align="justify" style:justify-single-word="false"/>
      <style:text-properties fo:language="en" fo:country="US" officeooo:rsid="001ba543" officeooo:paragraph-rsid="001c48c5"/>
    </style:style>
    <style:style style:name="P16" style:family="paragraph" style:parent-style-name="Standard">
      <style:paragraph-properties fo:line-height="150%" fo:text-align="justify" style:justify-single-word="false"/>
      <style:text-properties fo:language="en" fo:country="US" officeooo:rsid="001d6282" officeooo:paragraph-rsid="001d6282"/>
    </style:style>
    <style:style style:name="P17" style:family="paragraph" style:parent-style-name="Standard">
      <style:paragraph-properties fo:line-height="150%" fo:text-align="justify" style:justify-single-word="false"/>
      <style:text-properties fo:language="en" fo:country="US" officeooo:rsid="001de863" officeooo:paragraph-rsid="001de863"/>
    </style:style>
    <style:style style:name="P18" style:family="paragraph" style:parent-style-name="Standard">
      <style:paragraph-properties fo:line-height="150%" fo:text-align="justify" style:justify-single-word="false"/>
      <style:text-properties fo:language="en" fo:country="US" officeooo:rsid="001f47f7" officeooo:paragraph-rsid="001f47f7"/>
    </style:style>
    <style:style style:name="P19" style:family="paragraph" style:parent-style-name="Standard">
      <style:paragraph-properties fo:text-align="start" style:justify-single-word="false">
        <style:tab-stops/>
      </style:paragraph-properties>
    </style:style>
    <style:style style:name="P20" style:family="paragraph" style:parent-style-name="Standard">
      <style:paragraph-properties fo:line-height="150%" fo:text-align="justify" style:justify-single-word="false"/>
      <style:text-properties fo:language="en" fo:country="US" officeooo:rsid="001a0c48" officeooo:paragraph-rsid="001a0c48"/>
    </style:style>
    <style:style style:name="P21" style:family="paragraph" style:parent-style-name="Standard">
      <style:text-properties fo:language="en" fo:country="US" officeooo:rsid="00086be2" officeooo:paragraph-rsid="00218f76"/>
    </style:style>
    <style:style style:name="P22" style:family="paragraph" style:parent-style-name="Standard">
      <style:paragraph-properties fo:line-height="150%" fo:text-align="justify" style:justify-single-word="false"/>
      <style:text-properties fo:language="en" fo:country="US" officeooo:rsid="001ba543" officeooo:paragraph-rsid="001ba543"/>
    </style:style>
    <style:style style:name="P23" style:family="paragraph" style:parent-style-name="Standard">
      <style:text-properties style:text-underline-style="solid" style:text-underline-width="auto" style:text-underline-color="font-color" fo:font-weight="bold" officeooo:rsid="00086be2" officeooo:paragraph-rsid="00218f76" style:font-weight-asian="bold" style:font-weight-complex="bold"/>
    </style:style>
    <style:style style:name="P24" style:family="paragraph" style:parent-style-name="Standard">
      <style:paragraph-properties fo:line-height="150%"/>
      <style:text-properties style:text-underline-style="solid" style:text-underline-width="auto" style:text-underline-color="font-color" fo:font-weight="bold" officeooo:rsid="00086be2" officeooo:paragraph-rsid="00218f7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18f76" officeooo:paragraph-rsid="00218f76" style:font-weight-asian="bold" style:font-weight-complex="bold"/>
    </style:style>
    <style:style style:name="P26" style:family="paragraph" style:parent-style-name="Standard">
      <style:paragraph-properties fo:line-height="150%"/>
      <style:text-properties style:text-underline-style="solid" style:text-underline-width="auto" style:text-underline-color="font-color" fo:font-weight="bold" officeooo:rsid="0021978d" officeooo:paragraph-rsid="0021978d" style:font-weight-asian="bold" style:font-weight-complex="bold"/>
    </style:style>
    <style:style style:name="P27" style:family="paragraph" style:parent-style-name="Standard">
      <style:text-properties officeooo:rsid="00086be2" officeooo:paragraph-rsid="00218f76"/>
    </style:style>
    <style:style style:name="P28" style:family="paragraph" style:parent-style-name="Standard">
      <style:text-properties officeooo:paragraph-rsid="00218f76"/>
    </style:style>
    <style:style style:name="P29" style:family="paragraph" style:parent-style-name="Standard">
      <style:paragraph-properties fo:line-height="150%" fo:text-align="justify" style:justify-single-word="false"/>
      <style:text-properties officeooo:rsid="00214747" officeooo:paragraph-rsid="00214747"/>
    </style:style>
    <style:style style:name="P30" style:family="paragraph" style:parent-style-name="Standard">
      <style:text-properties officeooo:rsid="00218f76" officeooo:paragraph-rsid="00218f76"/>
    </style:style>
    <style:style style:name="P31" style:family="paragraph" style:parent-style-name="Standard">
      <style:paragraph-properties fo:line-height="150%"/>
      <style:text-properties style:text-underline-style="none" fo:font-weight="normal" officeooo:rsid="0021978d" officeooo:paragraph-rsid="0021978d" style:font-weight-asian="normal" style:font-weight-complex="normal"/>
    </style:style>
    <style:style style:name="P32" style:family="paragraph" style:parent-style-name="Standard">
      <style:paragraph-properties fo:line-height="150%"/>
      <style:text-properties style:text-underline-style="none" fo:font-weight="normal" officeooo:rsid="0021978d" officeooo:paragraph-rsid="00218f76" style:font-weight-asian="normal" style:font-weight-complex="normal"/>
    </style:style>
    <style:style style:name="P33" style:family="paragraph" style:parent-style-name="Standard">
      <style:paragraph-properties fo:line-height="150%"/>
      <style:text-properties style:text-underline-style="none" fo:font-weight="normal" officeooo:rsid="002365bd" officeooo:paragraph-rsid="002365bd" style:font-weight-asian="normal" style:font-weight-complex="normal"/>
    </style:style>
    <style:style style:name="P34"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35" style:family="paragraph" style:parent-style-name="Table_20_Contents">
      <style:paragraph-properties fo:text-align="center" style:justify-single-word="false"/>
      <style:text-properties officeooo:rsid="00086be2" officeooo:paragraph-rsid="00218f76"/>
    </style:style>
    <style:style style:name="P36" style:family="paragraph" style:parent-style-name="Table_20_Contents">
      <style:text-properties officeooo:rsid="00086be2" officeooo:paragraph-rsid="00218f76"/>
    </style:style>
    <style:style style:name="P37" style:family="paragraph" style:parent-style-name="Table_20_Contents">
      <style:paragraph-properties fo:text-align="center" style:justify-single-word="false"/>
      <style:text-properties officeooo:rsid="000ba76c" officeooo:paragraph-rsid="00218f76"/>
    </style:style>
    <style:style style:name="P38" style:family="paragraph" style:parent-style-name="Table_20_Contents">
      <style:text-properties officeooo:rsid="000ba76c" officeooo:paragraph-rsid="00218f76"/>
    </style:style>
    <style:style style:name="P39" style:family="paragraph" style:parent-style-name="Table_20_Contents">
      <style:paragraph-properties fo:text-align="center" style:justify-single-word="false"/>
      <style:text-properties officeooo:paragraph-rsid="00218f76"/>
    </style:style>
    <style:style style:name="P40" style:family="paragraph" style:parent-style-name="Table_20_Contents">
      <style:text-properties officeooo:paragraph-rsid="00218f76"/>
    </style:style>
    <style:style style:name="P41"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officeooo:rsid="0014eb75"/>
    </style:style>
    <style:style style:name="T9" style:family="text">
      <style:text-properties officeooo:rsid="0015b517"/>
    </style:style>
    <style:style style:name="T10" style:family="text">
      <style:text-properties officeooo:rsid="0016f14a"/>
    </style:style>
    <style:style style:name="T11" style:family="text">
      <style:text-properties officeooo:rsid="0017fc7d"/>
    </style:style>
    <style:style style:name="T12" style:family="text">
      <style:text-properties officeooo:rsid="001800c9"/>
    </style:style>
    <style:style style:name="T13" style:family="text">
      <style:text-properties officeooo:rsid="0018fe9d"/>
    </style:style>
    <style:style style:name="T14" style:family="text">
      <style:text-properties officeooo:rsid="0004b113"/>
    </style:style>
    <style:style style:name="T15" style:family="text">
      <style:text-properties officeooo:rsid="00197988"/>
    </style:style>
    <style:style style:name="T16" style:family="text">
      <style:text-properties officeooo:rsid="001a0c48"/>
    </style:style>
    <style:style style:name="T17" style:family="text">
      <style:text-properties officeooo:rsid="001a29a5"/>
    </style:style>
    <style:style style:name="T18" style:family="text">
      <style:text-properties fo:font-weight="bold" style:font-weight-asian="bold" style:font-weight-complex="bold"/>
    </style:style>
    <style:style style:name="T19" style:family="text">
      <style:text-properties officeooo:rsid="001ba543"/>
    </style:style>
    <style:style style:name="T20" style:family="text">
      <style:text-properties fo:font-style="italic" style:font-style-asian="italic" style:font-style-complex="italic"/>
    </style:style>
    <style:style style:name="T21" style:family="text">
      <style:text-properties officeooo:rsid="001c48c5"/>
    </style:style>
    <style:style style:name="T22" style:family="text">
      <style:text-properties officeooo:rsid="001de863"/>
    </style:style>
    <style:style style:name="T23" style:family="text">
      <style:text-properties officeooo:rsid="001f47f7"/>
    </style:style>
    <style:style style:name="T24" style:family="text">
      <style:text-properties officeooo:rsid="000ba76c"/>
    </style:style>
    <style:style style:name="T25" style:family="text">
      <style:text-properties officeooo:rsid="00086be2"/>
    </style:style>
    <style:style style:name="T26" style:family="text">
      <style:text-properties officeooo:rsid="0009c1a1"/>
    </style:style>
    <style:style style:name="T27" style:family="text">
      <style:text-properties officeooo:rsid="000c73d6"/>
    </style:style>
    <style:style style:name="T28" style:family="text">
      <style:text-properties fo:language="en" fo:country="US"/>
    </style:style>
    <style:style style:name="T29" style:family="text">
      <style:text-properties officeooo:rsid="002365bd"/>
    </style:style>
    <style:style style:name="T30" style:family="text">
      <style:text-properties officeooo:rsid="002389be"/>
    </style:style>
    <style:style style:name="T31" style:family="text">
      <style:text-properties officeooo:rsid="0025152d"/>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ool modelizing <text:s/>natural sound change. </text:p>
      <text:p text:style-name="P2"/>
      <text:p text:style-name="P3"><text:tab/></text:p>
      <text:p text:style-name="P4"><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5"><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6"><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7">Generating data could serve several <text:span text:style-name="T6">purposes  such as :</text:span></text:p>
      <text:p text:style-name="P7">* providing training data for more complex NLP task implying linguistic change (strategy adoptet<text:span text:style-name="T6">t</text:span> by Fourrier and Sagot, but with a minimal modelization of some changes of romance langages)</text:p>
      <text:p text:style-name="P7">* <text:span text:style-name="T6">disposing of a parametrizable tool to predict possible future evolutions of existing langages.</text:span></text:p>
      <text:p text:style-name="P7"><text:soft-page-break/>* <text:span text:style-name="T6">tuning an experimental device and taking some time to think about linguistic change as an occasion to better understand its key components and invariant.</text:span></text:p>
      <text:p text:style-name="P7">* <text:span text:style-name="T6">as a more recreational activity, being able to generate an infinity of non existent, but plausible mock languages. </text:span></text:p>
      <text:p text:style-name="P8"><text:tab/><text:span text:style-name="T8">Nevertheless, sound change is a very complex and multi-factorial phenomenon. Its modelization </text:span><text:span text:style-name="T9">demand</text:span><text:span text:style-name="T10">s</text:span><text:span text:style-name="T9"> a thorough reflexion about the way to think what change is. We want our modelization to be as rich and flexible as possible, in order to reach the complexity and diversity of sound change as it is observed in the languages in the word. On the other hand, we want the system to be contr</text:span><text:span text:style-name="T10">o</text:span><text:span text:style-name="T9">llable and parametrizable to run several experiments, and </text:span><text:span text:style-name="T10">it shouldn’t generate absurd changes, or display too frequently the rarest , yet attested, patterns of evolution. <text:s/>Such questions will be dealt with in the first part of this submitted report. </text:span></text:p>
      <text:p text:style-name="P8"><text:tab/><text:span text:style-name="T10">We ‘ll next present the global functioning of our program and some key aspects of its implementation before putting it into good use. In a last section, </text:span><text:span text:style-name="T11">some code parts or theoretical assumptions will be assessed, as several</text:span><text:span text:style-name="T10"> perspective</text:span><text:span text:style-name="T11">s</text:span><text:span text:style-name="T10"> of future development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I) Modelizing, aka simplifying sound change.</text:p>
      <text:p text:style-name="P9"/>
      <text:p text:style-name="P10"><text:tab/><text:span text:style-name="T12">In order to build a sound change generator, that will be used to transform a language into another one, a clear definition of what is sound change has to be developed, therefore taking position into important scientific debates. </text:span><text:span text:style-name="T13">Our program takes as input a language, or at list words, considered as a list / string of phonemes. It will generate change and apply it to these words keeping track of the derivation steps in some data structure we’ll present. But for a change to be applied, we need to know exactly what to. <text:s/>We’ll therefore first present the way we decided to encode phonetic information of words , and the process we use to convert raw linguistic data into the format we use. </text:span></text:p>
      <text:p text:style-name="P9"/>
      <text:p text:style-name="P11">1) <text:span text:style-name="T14">) Embedding a sound : </text:span>a way to encode information about a phoneme.</text:p>
      <text:p text:style-name="P11"/>
      <text:p text:style-name="P11"><text:tab/>Since the program should be able to take as input any existing language, and even artificial creation, selecting the written character as minimal component to represent a sound seemed unsatisfactory, for it doesn't help to generalize across languages or event think about the modalities of phonetic change. <text:span text:style-name="T15">Moreover, for instance in french, there is not always a correspondence between the grapheme and the phoneme. A phonological retranscription of the words should be chosen to avoid this kind of difficulties. </text:span><text:span text:style-name="T16">We’ll use transcriptions in the IPA alphabet, for they are broadily available online (especially on the wiktionnary) and widely used cross linguistically. </text:span></text:p>
      <text:p text:style-name="P12"><text:tab/><text:span text:style-name="T16">While some researschers such as Ciobanu sometimes used text characters, most also opted for a phonetical and not orthographic representation of the language. Even if the IPA provide a large set of characters, it is not fine grained enough to display the diversity of sound change :</text:span></text:p>
      <text:p text:style-name="P20">* <text:s/>they are some cases left unfilled in the IPA, <text:s/>while those sounds can be pronounced and could be attested in some languages.</text:p>
      <text:p text:style-name="P12">* <text:span text:style-name="T17">the position of a letter in the chart provides rich informations about the phonological characteristic of a sound, but some choices are arbitrary : the order of points of manner of articulation is random and do not account for a closer proximity between some values. <text:s/>Some informaitons (the fact for instance, that approximant are voiced) has to be known in advance by the user, the information is not encoded in the IPA character itself.</text:span></text:p>
      <text:p text:style-name="P13">That’s why event If the IPA is used as a basis and as a tool to display words, <text:span text:style-name="T18">a feature based representation</text:span> of phonemes <text:span text:style-name="T19">is chosen</text:span>, as it became quite custom. <text:span text:style-name="T19">Hartman for instance opted for the tool Phono for a feature based format inspired by the works of Chomsky : </text:span></text:p>
      <text:p text:style-name="P13"><text:tab/>“<text:span text:style-name="T20">Phono has adopted, with minimal modification, most of the features defined in The Sound Pattern of English (Chomsky and Halle 1968:298-329)—known as SPE—(20 of them in the present </text:span><text:soft-page-break/><text:span text:style-name="T20">version) because that work represents a unique moment of near-consensus in the development of phonological theory.</text:span>”</text:p>
      <text:p text:style-name="P14">Chomsky and Halle listed around 26 boolean features, whose combination could produce all the existing phonemes of the IPA. <text:s/></text:p>
      <text:p text:style-name="P15"><text:tab/>Such a representation is interesting because : <text:s/></text:p>
      <text:p text:style-name="P15">* it has a far richer semantic. There is always a simple way to check whether a sound is for instance stressed, round…</text:p>
      <text:p text:style-name="P14">* it is extremely easy to modify a single parameter, and this will allow to modify several phonemes i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text:p>
      <text:p text:style-name="P14">* this representation <text:span text:style-name="T21">as a list of boolean is uniform and easy to manipulate.</text:span></text:p>
      <text:p text:style-name="P14"><text:tab/><text:span text:style-name="T21">On the other hand, it is maybe to schematic. It is a very practical and informative way to sort out sounds, but do not express the complexity of relation they have between them :</text:span></text:p>
      <text:p text:style-name="P14">* <text:span text:style-name="T21">some features just exist to separate two phonemes and are left inactive most of the time. There is a lack of balance between a group of major and determining <text:s/>features, and the others.</text:span></text:p>
      <text:p text:style-name="P14">* <text:span text:style-name="T21">there is no match between the whole space of boolean combination and the list of IPA characters, some boolean combinations could be generated, but do not correspond to pronounceable sound (labial and uvular and aspirated and nasal at the same time ? )</text:span></text:p>
      <text:p text:style-name="P14">* <text:span text:style-name="T21">the list of features is in fact not fixed, because phoneticians debate by means of article, of the importance or lack of importance of features. They do not have intrinseque reality.</text:span></text:p>
      <text:p text:style-name="P14">* <text:span text:style-name="T21">For some informations (backness, roundness, <text:s/>height of the tongue, place of articulation), binary values are not sufficient to express all the possibilities. As a trick ,several boolean features are used to encode discrete values, but it is not really satisfactory.</text:span></text:p>
      <text:p text:style-name="P14"/>
      <text:p text:style-name="P14"><text:tab/><text:span text:style-name="T21">Therefore the need to develop a feature based representation of sound that avoid these pitfalls : by allowing discrete values as fields, and trying to make sure that there are not two features that cannot take a certain value simultaneously. </text:span></text:p>
      <text:p text:style-name="P14"/>
      <text:p text:style-name="P14"/>
      <text:p text:style-name="P14"/>
      <text:p text:style-name="P14"/>
      <text:p text:style-name="P14"/>
      <text:p text:style-name="P14"/>
      <text:p text:style-name="P16"><text:soft-page-break/>a) a first attempt in the early versions of the program</text:p>
      <text:p text:style-name="P16"/>
      <text:p text:style-name="P16">A first version of a feature template was designed, close to the SPE representation, eliminating the features that appeared too rarely, and grouping together boolean features that could become discrete.</text:p>
      <text:p text:style-name="P16">The disctinction between vowel and consonant was encoded in the first case of the list, while the other features were ordered according to their importance. </text:p>
      <text:p text:style-name="P17">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19">syllabic</text:p>
          </table:table-cell>
          <table:table-cell table:style-name="Table1.A1" office:value-type="string">
            <text:p text:style-name="P19">consonant<text:span text:style-name="T22">al</text:span></text:p>
          </table:table-cell>
          <table:table-cell table:style-name="Table1.A1" office:value-type="string">
            <text:p text:style-name="P19">height</text:p>
          </table:table-cell>
          <table:table-cell table:style-name="Table1.A1" office:value-type="string">
            <text:p text:style-name="P19">back</text:p>
          </table:table-cell>
          <table:table-cell table:style-name="Table1.A1" office:value-type="string">
            <text:p text:style-name="P19">round</text:p>
          </table:table-cell>
          <table:table-cell table:style-name="Table1.A1" office:value-type="string">
            <text:p text:style-name="P19">voice</text:p>
          </table:table-cell>
          <table:table-cell table:style-name="Table1.A1" office:value-type="string">
            <text:p text:style-name="P19">plosive</text:p>
          </table:table-cell>
          <table:table-cell table:style-name="Table1.A1" office:value-type="string">
            <text:p text:style-name="P19">nasal</text:p>
          </table:table-cell>
          <table:table-cell table:style-name="Table1.A1" office:value-type="string">
            <text:p text:style-name="P19">fricative</text:p>
          </table:table-cell>
          <table:table-cell table:style-name="Table1.A1" office:value-type="string">
            <text:p text:style-name="P19">lateral</text:p>
          </table:table-cell>
          <table:table-cell table:style-name="Table1.A1" office:value-type="string">
            <text:p text:style-name="P19">trill</text:p>
          </table:table-cell>
          <table:table-cell table:style-name="Table1.A1" office:value-type="string">
            <text:p text:style-name="P19">aspiration</text:p>
          </table:table-cell>
        </table:table-row>
      </table:table>
      <text:p text:style-name="Standard"/>
      <text:p text:style-name="P17">However, having as basis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uncompatible features (fricative , trill ,lateral) could be activated on th same type. Moreover, vowels and consonants shared two discrete fields (height and back) that had different ranges if the phoneme was a Vowell or if it was a consonant. </text:p>
      <text:p text:style-name="P17"/>
      <text:p text:style-name="P18">b) a second attempt : tuples out of ten</text:p>
      <text:p text:style-name="P14"/>
      <text:p text:style-name="P14"><text:tab/><text:span text:style-name="T23">A more complex representation was built in order to assess these difficulties, first by creating a strong distinction between vowels and consonants (that became 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 </text:span></text:p>
      <text:p text:style-name="P14"/>
      <text:p text:style-name="P14"/>
      <text:p text:style-name="P14"/>
      <text:p text:style-name="P14"/>
      <text:p text:style-name="P14"/>
      <text:p text:style-name="P14"/>
      <text:p text:style-name="P14"/>
      <text:p text:style-name="P14"/>
      <text:p text:style-name="P14"/>
      <text:p text:style-name="P29"><draw:frame text:anchor-type="paragraph" draw:z-index="5" draw:name="Text Frame 3" draw:style-name="gr1" draw:text-style-name="P41" svg:width="3.809cm" svg:height="2.761cm" svg:x="12.455cm" svg:y="8.072cm"><draw:text-box><text:p>Second Tuple encoding secondary information about the phoneme</text:p></draw:text-box></draw:frame><text:soft-page-break/><text:span text:style-name="T28"><text:tab/>The semantic of features is sum up in the following diagram : </text:span></text:p>
      <text:p text:style-name="P29"><text:span text:style-name="T28"><text:s/></text:span></text:p>
      <table:table table:name="Table2" table:style-name="Table2">
        <table:table-column table:style-name="Table2.A"/>
        <table:table-column table:style-name="Table2.B"/>
        <table:table-row table:style-name="TableLine2360226954832">
          <table:table-cell table:style-name="Table2.A1" table:number-columns-spanned="2" office:value-type="string">
            <text:p text:style-name="P35"><draw:frame text:anchor-type="paragraph" draw:z-index="3" draw:name="Text Frame 1" draw:style-name="gr3" draw:text-style-name="P41" svg:width="4.527cm" svg:height="1.04cm" svg:x="12.046cm" svg:y="1.556cm"><draw:text-box><text:p>Coded as field (bool) of the phoneme Object</text:p></draw:text-box></draw:frame><draw:frame text:anchor-type="paragraph" draw:z-index="4" draw:name="Text Frame 2" draw:style-name="gr2" draw:text-style-name="P41" svg:width="3.319cm" svg:height="3.128cm" svg:x="12.423cm" svg:y="3.889cm"><draw:text-box><text:p>Row of length 5 encoding the second element of the features tuple</text:p></draw:text-box></draw:frame>Phoneme </text:p>
          </table:table-cell>
          <table:covered-table-cell/>
        </table:table-row>
        <table:table-row table:style-name="TableLine2360226968976">
          <table:table-cell table:style-name="Table2.A2" office:value-type="string">
            <text:p text:style-name="P35">Vowell</text:p>
          </table:table-cell>
          <table:table-cell table:style-name="Table2.B2" office:value-type="string">
            <text:p text:style-name="P35">Consonant </text:p>
          </table:table-cell>
        </table:table-row>
        <table:table-row table:style-name="TableLine2360226965440">
          <table:table-cell table:style-name="Table2.A3" table:number-columns-spanned="2" office:value-type="string">
            <text:p text:style-name="P35"><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2360226958912">
          <table:table-cell table:style-name="Table2.A4" table:number-columns-spanned="2" office:value-type="string">
            <text:p text:style-name="P37">Voiced</text:p>
          </table:table-cell>
          <table:covered-table-cell/>
        </table:table-row>
        <table:table-row table:style-name="TableLine2360226964352">
          <table:table-cell table:style-name="Table2.A5" office:value-type="string">
            <text:p text:style-name="P35">Front (int between 0 and 2)</text:p>
          </table:table-cell>
          <table:table-cell table:style-name="Table2.B5" office:value-type="string">
            <text:p text:style-name="P35">Place of articulation (int between 0 and 11)</text:p>
          </table:table-cell>
        </table:table-row>
        <table:table-row table:style-name="TableLine2360226964624">
          <table:table-cell table:style-name="Table2.A5" office:value-type="string">
            <text:p text:style-name="P35"><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4">6</text:span>)</text:p>
          </table:table-cell>
          <table:table-cell table:style-name="Table2.B5" office:value-type="string">
            <text:p text:style-name="P39"><text:s/><text:span text:style-name="T25">Plosive (bool)</text:span></text:p>
          </table:table-cell>
        </table:table-row>
        <table:table-row table:style-name="TableLine2360226959456">
          <table:table-cell table:style-name="Table2.A2" table:number-rows-spanned="4" office:value-type="string">
            <text:p text:style-name="P39"/>
          </table:table-cell>
          <table:table-cell table:style-name="Table2.B5" office:value-type="string">
            <text:p text:style-name="P35">Fricative (bool)</text:p>
          </table:table-cell>
        </table:table-row>
        <table:table-row table:style-name="TableLine2360226965712">
          <table:covered-table-cell table:style-name="Table2.A2"/>
          <table:table-cell table:style-name="Table2.B5" office:value-type="string">
            <text:p text:style-name="P35">Nasal (bool)</text:p>
          </table:table-cell>
        </table:table-row>
        <table:table-row table:style-name="TableLine2360226970336">
          <table:covered-table-cell table:style-name="Table2.A2"/>
          <table:table-cell table:style-name="Table2.B5" office:value-type="string">
            <text:p text:style-name="P35">Trill/Flap (int between 0 and 2)</text:p>
          </table:table-cell>
        </table:table-row>
        <table:table-row table:style-name="TableLine2360226964896">
          <table:covered-table-cell table:style-name="Table2.A2"/>
          <table:table-cell table:style-name="Table2.B5" office:value-type="string">
            <text:p text:style-name="P35">Lateral (<text:span text:style-name="T26">bool</text:span>)</text:p>
          </table:table-cell>
        </table:table-row>
        <table:table-row table:style-name="TableLine2360226961088">
          <table:table-cell table:style-name="Table2.A11" office:value-type="string">
            <text:p text:style-name="P35"><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35">Secondary articulation (int, <text:span text:style-name="T27">some</text:span> possibilities, same as the corresponding place)</text:p>
          </table:table-cell>
        </table:table-row>
        <table:table-row table:style-name="TableLine2360226965984">
          <table:table-cell table:style-name="Table2.A11" office:value-type="string">
            <text:p text:style-name="P36">Nasal (bool)</text:p>
          </table:table-cell>
          <table:table-cell table:style-name="Table2.B11" office:value-type="string">
            <text:p text:style-name="P40"><text:s/><text:span text:style-name="T25">Pre-Nasal (bool)</text:span></text:p>
          </table:table-cell>
        </table:table-row>
        <table:table-row table:style-name="TableLine2360226965168">
          <table:table-cell table:style-name="Table2.A2" office:value-type="string">
            <text:p text:style-name="P38"/>
          </table:table-cell>
          <table:table-cell table:style-name="Table2.B11" office:value-type="string">
            <text:p text:style-name="P36">Aspirated (bool)</text:p>
          </table:table-cell>
        </table:table-row>
      </table:table>
      <text:p text:style-name="P24"/>
      <text:p text:style-name="P24"/>
      <text:p text:style-name="P26">2) Short considerations about language</text:p>
      <text:p text:style-name="P24"/>
      <text:p text:style-name="P31"><text:tab/>While phonemes or sound are the minimal item used in the program, we consider sound change as a more generic process affecting not a sound, but a whole language. A change doesn’t only modify a sound but modify recurrent patterns of sounds that appear in the words of a given language. We will introduce two other crucial objects, words and languages , (as well as an intermediate one, the syllables) to <text:span text:style-name="T29">serve as input of the whole program. </text:span></text:p>
      <text:p text:style-name="P31"/>
      <text:p text:style-name="P31">* <text:span text:style-name="T29">words (to be exact, wordforms)</text:span></text:p>
      <text:p text:style-name="P33">A word of a language can be basically seen as an ordered sequence of sounds or phonemes, that can be uttered alone (formal autonomy) and has a meaning and/or functionnal role in the language.</text:p>
      <text:p text:style-name="P33">Words are segmented into syllables that have a phoneme (usually a vowell) as its kernel. Syllables bear supplementory information such as stress accent (increased articulatory force compared to the other syllable of the word or pitch/tone (Not implemented yet). These supplementary information modify the way a sound is uttered and then play a role in linguistic change.</text:p>
      <text:p text:style-name="P33"/>
      <text:p text:style-name="P33"/>
      <text:p text:style-name="P33"><text:soft-page-break/>A word can be represented in several ways, as it is taken into account in our program</text:p>
      <text:p text:style-name="P34">citation form (in the original alphabet) : <text:s text:c="6"/>appressum</text:p>
      <text:p text:style-name="P32"><text:span text:style-name="T30">IPA representation :<text:tab/><text:tab/> <text:tab/> <text:s text:c="10"/></text:span>ap'pres.sum</text:p>
      <text:p text:style-name="P32">syllabation : <text:s text:c="49"/>ap/'pres/sum/</text:p>
      <text:p text:style-name="P32">structure : <text:s text:c="47"/>#VC/CCvC/CVC#</text:p>
      <text:p text:style-name="P32">stress pattern : <text:s text:c="52"/>_/S/_</text:p>
      <text:p text:style-name="P34">The global structure CV marks the distinction between consonants and vowels. <text:span text:style-name="T31">(We could add a distinction later between simple consonants and sonorants R) </text:span></text:p>
      <text:p text:style-name="P34"/>
      <text:p text:style-name="P34"/>
      <text:p text:style-name="P34"/>
      <text:p text:style-name="P23"/>
      <text:p text:style-name="P25"><text:span text:style-name="T30">3</text:span><text:span text:style-name="T14">) What are the ingredient of a sound change ?</text:span></text:p>
      <text:p text:style-name="P27"/>
      <text:p text:style-name="P30">D</text:p>
      <text:p text:style-name="P27"/>
      <text:p text:style-name="P27"/>
      <text:p text:style-name="P27"/>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6-22T17:34:13.822000000</dc:date>
    <meta:editing-duration>PT4H53M17S</meta:editing-duration>
    <meta:editing-cycles>13</meta:editing-cycles>
    <meta:generator>LibreOffice/7.2.2.2$Windows_X86_64 LibreOffice_project/02b2acce88a210515b4a5bb2e46cbfb63fe97d56</meta:generator>
    <meta:document-statistic meta:table-count="2" meta:image-count="0" meta:object-count="0" meta:page-count="7" meta:paragraph-count="86" meta:word-count="2097" meta:character-count="12985" meta:non-whitespace-character-count="10754"/>
  </office:meta>
</office:document-meta>
</file>